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DataSourceAndTxMgr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issingValueAndScriptsAndStatementsAtMethodLevel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ScriptsTestExecutionListenerTests.missingDataSourceAndTxMg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alueAndScriptsDeclared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ScriptsTestExecutionListenerTests.missingValueAndScriptsAndStatementsAtClassLev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ScriptsTestExecutionListenerTests.missingValueAndScriptsAndStatementsAtMethodLev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qlScriptsTestExecutionListenerTests.isolatedTxModeDeclaredWithoutTxMg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issingValueAndScriptsAndStatementsAtClassLevel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qlScriptsTestExecutionListenerTests.assertExceptionContains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qlScriptsTestExecutionListenerTests.valueAndScriptsDeclar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solatedWithoutTxMgr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